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2d84" officeooo:paragraph-rsid="00192d84"/>
    </style:style>
    <style:style style:name="P2" style:family="paragraph" style:parent-style-name="Standard">
      <style:text-properties officeooo:rsid="001941d7" officeooo:paragraph-rsid="001941d7"/>
    </style:style>
    <style:style style:name="P3" style:family="paragraph" style:parent-style-name="Standard">
      <style:text-properties officeooo:rsid="001b1869" officeooo:paragraph-rsid="001b1869"/>
    </style:style>
    <style:style style:name="P4" style:family="paragraph" style:parent-style-name="Standard">
      <style:text-properties officeooo:rsid="001ca6f7" officeooo:paragraph-rsid="001ca6f7"/>
    </style:style>
    <style:style style:name="P5" style:family="paragraph" style:parent-style-name="Standard">
      <style:text-properties officeooo:rsid="001e24ff" officeooo:paragraph-rsid="001ca6f7"/>
    </style:style>
    <style:style style:name="P6" style:family="paragraph" style:parent-style-name="Standard">
      <style:text-properties officeooo:rsid="001e24ff" officeooo:paragraph-rsid="001e25b0"/>
    </style:style>
    <style:style style:name="P7" style:family="paragraph" style:parent-style-name="Standard">
      <style:text-properties officeooo:rsid="001e25b0" officeooo:paragraph-rsid="001e25b0"/>
    </style:style>
    <style:style style:name="P8" style:family="paragraph" style:parent-style-name="Standard">
      <style:text-properties officeooo:rsid="001e25b0" officeooo:paragraph-rsid="001e6b29"/>
    </style:style>
    <style:style style:name="P9" style:family="paragraph" style:parent-style-name="Standard">
      <style:text-properties officeooo:rsid="001e6b29" officeooo:paragraph-rsid="001e6b29"/>
    </style:style>
    <style:style style:name="P10" style:family="paragraph" style:parent-style-name="Standard">
      <style:text-properties officeooo:rsid="00219887" officeooo:paragraph-rsid="00219887"/>
    </style:style>
    <style:style style:name="P11" style:family="paragraph" style:parent-style-name="Standard">
      <style:text-properties officeooo:rsid="0022e490" officeooo:paragraph-rsid="0022e490"/>
    </style:style>
    <style:style style:name="P12" style:family="paragraph" style:parent-style-name="Standard">
      <style:text-properties officeooo:rsid="001e6b29" officeooo:paragraph-rsid="001e6b29"/>
    </style:style>
    <style:style style:name="T1" style:family="text">
      <style:text-properties officeooo:rsid="001e25b0"/>
    </style:style>
    <style:style style:name="T2" style:family="text">
      <style:text-properties officeooo:rsid="001e6b29"/>
    </style:style>
    <style:style style:name="T3" style:family="text">
      <style:text-properties officeooo:rsid="001f8351"/>
    </style:style>
    <style:style style:name="T4" style:family="text">
      <style:text-properties officeooo:rsid="00217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制作rpm包 <text:s/>不要使用管理员权限 <text:s/></text:p>
      <text:p text:style-name="Standard"/>
      <text:p text:style-name="Standard">步骤 </text:p>
      <text:p text:style-name="P1">1 <text:s/>建立文件夹</text:p>
      <text:p text:style-name="P1">2 把源码放在特定的目录</text:p>
      <text:p text:style-name="P1">3 写 spec file</text:p>
      <text:p text:style-name="P1">3 建立rpm</text:p>
      <text:p text:style-name="P1"/>
      <text:p text:style-name="P1"/>
      <text:p text:style-name="P1">在特定的目录下提供5个目录</text:p>
      <text:p text:style-name="P1"/>
      <text:p text:style-name="P1">BUILD： 放什么不用管</text:p>
      <text:p text:style-name="P1">RPMS：放制作完成的rpm包 </text:p>
      <text:p text:style-name="P1">SOURCES：源码包 补丁文件等</text:p>
      <text:p text:style-name="P1">SPECS： 放spec文件</text:p>
      <text:p text:style-name="P1">SRPMS： src格式的rpm包的存放位置 </text:p>
      <text:p text:style-name="P1"/>
      <text:p text:style-name="P1">这几个目录一般都有在/usr/src/</text:p>
      <text:p text:style-name="P1"/>
      <text:p text:style-name="P2">rpmbuild –showrc 查看系统rpm宏</text:p>
      <text:p text:style-name="P2"/>
      <text:p text:style-name="P3">一个下划线的宏通常是spec文件编译环境 <text:s/>两个下划线通常是系统命令</text:p>
      <text:p text:style-name="P3"/>
      <text:p text:style-name="P3"><text:s/>vim .rpmmacros <text:s/>写上%_topdir <text:s text:c="2"/>/home/tym/rpmbuild </text:p>
      <text:p text:style-name="P3">[tym@bogon ~]$ rpmbuild --showrc | grep topdir </text:p>
      <text:p text:style-name="P3">-14: _builddir<text:tab/>%{_topdir}/BUILD </text:p>
      <text:p text:style-name="P3">-14: _buildrootdir<text:tab/>%{_topdir}/BUILDROOT </text:p>
      <text:p text:style-name="P3">-14: _rpmdir<text:tab/>%{_topdir}/RPMS </text:p>
      <text:p text:style-name="P3">-14: _sourcedir<text:tab/>%{_topdir}/SOURCES </text:p>
      <text:p text:style-name="P3">-14: _specdir<text:tab/>%{_topdir}/SPECS </text:p>
      <text:p text:style-name="P3">-14: _srcrpmdir<text:tab/>%{_topdir}/SRPMS </text:p>
      <text:p text:style-name="P3">-14: _topdir<text:tab/>/home/tym/rpmbuild </text:p>
      <text:p text:style-name="P3">[tym@bogon ~]$ mkdir -pv /home/tym/rpmbuild{BUILD,RPMS,SOURCE,SPECS,SRPMS} </text:p>
      <text:p text:style-name="P3"/>
      <text:p text:style-name="P4">Name <text:s text:c="7"/>: rrdtool <text:s text:c="21"/>Relocations: (not relocatable) </text:p>
      <text:p text:style-name="P4">Version <text:s text:c="4"/>: 1.3.8 <text:s text:c="28"/>Vendor: CentOS </text:p>
      <text:p text:style-name="P4">Release <text:s text:c="4"/>: 6.el6 <text:s text:c="24"/>Build Date: Sat 21 Aug 2010 05:55:09 PM CST </text:p>
      <text:p text:style-name="P4">Install Date: Thu 24 Jul 2014 03:10:47 PM CST <text:s text:c="5"/>Build Host: c6b5.bsys.dev.centos.org </text:p>
      <text:p text:style-name="P4">Group <text:s text:c="6"/>: Applications/Databases <text:s text:c="7"/>Source RPM: rrdtool-1.3.8-6.el6.src.rpm </text:p>
      <text:p text:style-name="P4">Size <text:s text:c="7"/>: 693706 <text:s text:c="26"/>License: GPLv2+ with exceptions </text:p>
      <text:p text:style-name="P4">Signature <text:s text:c="2"/>: RSA/8, Sun 03 Jul 2011 12:45:36 PM CST, Key ID 0946fca2c105b9de </text:p>
      <text:p text:style-name="P4">Packager <text:s text:c="3"/>: CentOS BuildSystem &lt;http://bugs.centos.org&gt; </text:p>
      <text:p text:style-name="P4">URL <text:s text:c="8"/>: http://oss.oetiker.ch/rrdtool/ </text:p>
      <text:p text:style-name="P4">Summary <text:s text:c="4"/>: Round Robin Database Tool to store and display time-series data </text:p>
      <text:p text:style-name="P4">Description : </text:p>
      <text:p text:style-name="P4">RRD is the Acronym for Round Robin Database. RRD is a system to store and </text:p>
      <text:p text:style-name="P4">display time-series data (i.e. network bandwidth, machine-room temperature, </text:p>
      <text:p text:style-name="P4">server load average). It stores the data in a very compact way that will not </text:p>
      <text:p text:style-name="P4">expand over time, and it presents useful graphs by processing the data to </text:p>
      <text:p text:style-name="P4">enforce a certain data density. It can be used either via simple wrapper </text:p>
      <text:p text:style-name="P4">scripts (from shell or Perl) or via frontends that poll network devices and </text:p>
      <text:p text:style-name="P4">put a friendly user interface on it. </text:p>
      <text:p text:style-name="P4"><text:soft-page-break/>这些信息大多数是自己定义的 </text:p>
      <text:p text:style-name="P4">是spec文件的说明段</text:p>
      <text:p text:style-name="P4">这些在其实段最上面定义</text:p>
      <text:p text:style-name="P4">叫</text:p>
      <text:p text:style-name="P4">introduction section</text:p>
      <text:p text:style-name="P4"><text:s/>prep section <text:s/>准备段</text:p>
      <text:p text:style-name="P4"><text:s/>build 编译阶段</text:p>
      <text:p text:style-name="P4"><text:s/>install section 安装段</text:p>
      <text:p text:style-name="P4">clean section <text:s/>清理段</text:p>
      <text:p text:style-name="P4"><text:s/>files section <text:s text:c="2"/>定义包含哪些文件</text:p>
      <text:p text:style-name="P4"><text:s/>changelog section <text:s text:c="2"/>改变段</text:p>
      <text:p text:style-name="P4"/>
      <text:p text:style-name="P4">introduction section</text:p>
      <text:p text:style-name="P4"><text:s text:c="7"/>Summary：</text:p>
      <text:p text:style-name="P4"><text:s text:c="7"/>Name：</text:p>
      <text:p text:style-name="P4"><text:s text:c="7"/>Version：2.4 <text:s text:c="3"/>中间不能加横线</text:p>
      <text:p text:style-name="P4"><text:s text:c="7"/>Reliease：1%{？dist} <text:s/>如果有就带dist宏 <text:s/>这个宏是rl5 6 这个 1.elr5</text:p>
      <text:p text:style-name="P4"><text:s text:c="7"/>License：GPLv2</text:p>
      <text:p text:style-name="P4"><text:s text:c="7"/>Group： <text:s/>[tym@bogon ~]$ ls /usr/share/doc/rpm-4.8.0/GROUPS <text:s/>是这个文件的组</text:p>
      <text:p text:style-name="P4"><text:s text:c="7"/>URL： 可以下载的路径</text:p>
      <text:p text:style-name="P4"><text:s text:c="7"/></text:p>
      <text:p text:style-name="P4"><text:s text:c="7"/>Packger ： 制作者 &lt;邮箱&gt;</text:p>
      <text:p text:style-name="P4"><text:s text:c="7"/>Vendor： 单位啥的</text:p>
      <text:p text:style-name="P4"><text:s text:c="7"/>Source： <text:s text:c="2"/>源文件地址 <text:s text:c="2"/>tar.gz</text:p>
      <text:p text:style-name="P4"><text:s text:c="7"/>BuildRoot： 指定一个路径生产中间文件的</text:p>
      <text:p text:style-name="P5"><text:s text:c="3"/></text:p>
      <text:p text:style-name="P5"><text:s text:c="7"/>BuildRequires： 定义依赖关系 制作需要的软件包 <text:s/></text:p>
      <text:p text:style-name="P5"><text:s text:c="7"/>%description</text:p>
      <text:p text:style-name="P5"><text:s text:c="14"/>描述信息</text:p>
      <text:p text:style-name="P5"/>
      <text:p text:style-name="P5"/>
      <text:p text:style-name="P5">prep section</text:p>
      <text:p text:style-name="P6"><text:s text:c="4"/></text:p>
      <text:p text:style-name="P6">%prep </text:p>
      <text:p text:style-name="P6">%set<text:span text:style-name="T1">up <text:s text:c="21"/></text:span></text:p>
      <text:p text:style-name="P6"/>
      <text:p text:style-name="P6"/>
      <text:p text:style-name="P6">build sectiom</text:p>
      <text:p text:style-name="P6"/>
      <text:p text:style-name="P6">%build</text:p>
      <text:p text:style-name="P7">./configure \ </text:p>
      <text:p text:style-name="P7"><text:s text:c="7"/>--etcdir=”%{_sysconfdir}” \</text:p>
      <text:p text:style-name="P7"><text:s text:c="6"/>--mandir=”%{_mandir}” <text:s/>\</text:p>
      <text:p text:style-name="P7"><text:s text:c="6"/>--i18n=”0” \</text:p>
      <text:p text:style-name="P7"><text:s text:c="5"/>--script=”0”</text:p>
      <text:p text:style-name="P7"><text:s/>%{_make} %{?_smp_mflags}</text:p>
      <text:p text:style-name="P7"/>
      <text:p text:style-name="P7">install section:</text:p>
      <text:p text:style-name="P7">%insction</text:p>
      <text:p text:style-name="P7">%{_rm -rf <text:s/>%{buildroot}</text:p>
      <text:p text:style-name="P7"><text:s/>%{_make} install DESTDIR=”%{buildroot}”</text:p>
      <text:p text:style-name="P7">%find_lang %{name}</text:p>
      <text:p text:style-name="P7"><text:soft-page-break/></text:p>
      <text:p text:style-name="P7">脚本段 <text:s text:c="2"/>执行一些创建用户什么的脚本 </text:p>
      <text:p text:style-name="P7">%pre <text:s text:c="6"/>安装前</text:p>
      <text:p text:style-name="P7">%post <text:s text:c="5"/>安装后</text:p>
      <text:p text:style-name="P7"><text:s/>%preun <text:s text:c="2"/>卸载前</text:p>
      <text:p text:style-name="P7"><text:s/>%postun <text:s/>卸载后</text:p>
      <text:p text:style-name="P7"/>
      <text:p text:style-name="P7"/>
      <text:p text:style-name="P7">clean section</text:p>
      <text:p text:style-name="P7">%clean</text:p>
      <text:p text:style-name="P7">%{_rm} -rf %{buildroot}</text:p>
      <text:p text:style-name="P7"/>
      <text:p text:style-name="P7"/>
      <text:p text:style-name="P7">install 和cp命令差不多哦</text:p>
      <text:p text:style-name="P7">install -d 创建目录</text:p>
      <text:p text:style-name="P7">install -D 生成需要的目录 <text:s/>拷贝的中间目录</text:p>
      <text:p text:style-name="P7"/>
      <text:p text:style-name="P7"/>
      <text:p text:style-name="P7">所有生成在 <text:span text:style-name="T2">BUILDROOT下的文件除了debug信息都要删除</text:span></text:p>
      <text:p text:style-name="P7"/>
      <text:p text:style-name="P7">%file -f %<text:span text:style-name="T2">{name}.lang <text:s/></text:span></text:p>
      <text:p text:style-name="P7">%<text:span text:style-name="T2">defattr(-,root,root,0755) <text:s/>默认权限</text:span></text:p>
      <text:p text:style-name="P8">%<text:span text:style-name="T2">doc API CHANGES <text:s text:c="12"/>文档使用 没跟路径都会安装在use/share/doc 下</text:span></text:p>
      <text:p text:style-name="P9">%config %{_sysconfdir}/axelrc <text:s/>配置文件</text:p>
      <text:p text:style-name="P8">/<text:span text:style-name="T2">usr/local/bin/axel 各种文件 直接写这里</text:span></text:p>
      <text:p text:style-name="P8"/>
      <text:p text:style-name="P8"/>
      <text:p text:style-name="P8">%chagelog</text:p>
      <text:p text:style-name="P9">* <text:s/></text:p>
      <text:p text:style-name="P9">-</text:p>
      <text:p text:style-name="P9"/>
      <text:p text:style-name="P9">命令 rpmbuild命令制作</text:p>
      <text:p text:style-name="P9"/>
      <text:p text:style-name="P9">-b 表示制作</text:p>
      <text:p text:style-name="P9">-ba <text:s text:c="2"/>即制作rpm又制作源码格式</text:p>
      <text:p text:style-name="P9">-bb <text:s text:c="3"/>制作二进制格式的rpm包 <text:s text:c="4"/></text:p>
      <text:p text:style-name="P9">-bc <text:s text:c="3"/>只执行到build阶段 <text:s text:c="3"/></text:p>
      <text:p text:style-name="P9">-bp <text:s text:c="2"/>只执行的%prep 阶段</text:p>
      <text:p text:style-name="P9">-bi <text:s text:c="4"/>只执行到install 阶段</text:p>
      <text:p text:style-name="P9">-bl <text:s text:c="4"/>有那些文件在BUILDROOT 生产 但是没有被包含到rpm包</text:p>
      <text:p text:style-name="P9">-bs <text:s text:c="4"/>制作源码格式的rpm</text:p>
      <text:p text:style-name="P9"/>
      <text:p text:style-name="P9"/>
      <text:p text:style-name="P9">file段中列出的文件要一一对应builtroot</text:p>
      <text:p text:style-name="P9"/>
      <text:p text:style-name="P9">对于src.<text:span text:style-name="T3">rpm 安装</text:span></text:p>
      <text:p text:style-name="P9">rpm <text:span text:style-name="T3">build –rebuild xxx.src.rpm <text:s/>会生成rpm包 安装 <text:s/>生成在工作车间</text:span></text:p>
      <text:p text:style-name="P9"/>
      <text:p text:style-name="P9">rpm<text:span text:style-name="T3">2cpio xxx.src.rpm |cpio -id 展开 <text:s text:c="2"/>学习别人的spec文件哦</text:span></text:p>
      <text:p text:style-name="P9"><text:s/></text:p>
      <text:p text:style-name="P9"><text:s/>可以定义宏 <text:s/>%define macro_<text:span text:style-name="T4">name value</text:span></text:p>
      <text:p text:style-name="P9">语法格式 ： 取宏 %<text:span text:style-name="T4">{macro_name}</text:span></text:p>
      <text:p text:style-name="P10"><text:soft-page-break/>#号开头为注释 但是不能有%号 </text:p>
      <text:p text:style-name="P10"/>
      <text:p text:style-name="P10">必须要定义的</text:p>
      <text:p text:style-name="P10">Name： 名字中不能有横线</text:p>
      <text:p text:style-name="P10">Version</text:p>
      <text:p text:style-name="P10">Release</text:p>
      <text:p text:style-name="P10">Group</text:p>
      <text:p text:style-name="P10"/>
      <text:p text:style-name="P10"/>
      <text:p text:style-name="P10"/>
      <text:p text:style-name="P10">vendor</text:p>
      <text:p text:style-name="P10">URL</text:p>
      <text:p text:style-name="P10">Packager <text:s/>&lt;先写名字 后写邮箱 &gt;</text:p>
      <text:p text:style-name="P10">License </text:p>
      <text:p text:style-name="P10"/>
      <text:p text:style-name="P10">Summary <text:s/>最好不要超过50字符</text:p>
      <text:p text:style-name="P10">%description 最好每行不要长与50字符</text:p>
      <text:p text:style-name="P10"/>
      <text:p text:style-name="P11">Buildroot： %{_tmppath}/%{name}-%{version}-root</text:p>
      <text:p text:style-name="P10"/>
      <text:p text:style-name="P11">Naming patches</text:p>
      <text:p text:style-name="P11"/>
      <text:p text:style-name="P11">source</text:p>
      <text:p text:style-name="P11"><text:s/>%patch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3:03:18.542223310</meta:creation-date>
    <meta:editing-duration>P0D</meta:editing-duration>
    <meta:editing-cycles>2</meta:editing-cycles>
    <meta:generator>LibreOffice/4.2.3.3$Linux_X86_64 LibreOffice_project/420m0$Build-3</meta:generator>
    <dc:date>2014-07-28T13:03:37.269205076</dc:date>
    <meta:document-statistic meta:table-count="0" meta:image-count="0" meta:object-count="0" meta:page-count="4" meta:paragraph-count="140" meta:word-count="944" meta:character-count="3784" meta:non-whitespace-character-count="3007"/>
  </office:meta>
</office:document-meta>
</file>